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9" manifest:media-type="application/x-openoffice-gdimetafile;windows_formatname=&quot;GDIMetaFile&quot;"/>
  <manifest:file-entry manifest:full-path="ObjectReplacements/Object 1" manifest:media-type=""/>
  <manifest:file-entry manifest:full-path="ObjectReplacements/Object 46" manifest:media-type="application/x-openoffice-gdimetafile;windows_formatname=&quot;GDIMetaFile&quot;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Biolinum" svg:font-family="'Linux Biolinum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7f8fa" draw:textarea-horizontal-align="justify" draw:textarea-vertical-align="middle" draw:auto-grow-height="false" fo:min-height="3.556cm" fo:min-width="15.113cm"/>
    </style:style>
    <style:style style:name="gr2" style:family="graphic" style:parent-style-name="standard">
      <style:graphic-properties svg:stroke-width="0.025cm" svg:stroke-color="#000000" draw:marker-start-width="0.229cm" draw:marker-end="Arrow_20_short" draw:marker-end-width="0.229cm" draw:fill-color="#eeeeee" draw:textarea-horizontal-align="justify" draw:textarea-vertical-align="middle" draw:auto-grow-height="true" fo:min-height="0cm" fo:min-width="0cm" fo:padding-top="-0.025cm" fo:padding-bottom="-0.025cm" fo:padding-left="-0.025cm" fo:padding-right="-0.025cm"/>
    </style:style>
    <style:style style:name="gr3" style:family="graphic" style:parent-style-name="standard">
      <style:graphic-properties svg:stroke-width="0.025cm" svg:stroke-color="#b85c00" draw:marker-start-width="0.237cm" draw:marker-end-width="0.237cm" draw:fill="solid" draw:fill-color="#ffdbb6" draw:textarea-horizontal-align="justify" draw:textarea-vertical-align="middle" draw:auto-grow-height="false" fo:min-height="0.336cm" fo:min-width="0.247cm" fo:padding-top="0.012cm" fo:padding-bottom="0.012cm" fo:padding-left="0.012cm" fo:padding-right="0.012cm"/>
    </style:style>
    <style:style style:name="gr4" style:family="graphic" style:parent-style-name="objectwithoutfill">
      <style:graphic-properties svg:stroke-width="0.025cm" svg:stroke-color="#000000" draw:marker-start-width="0.229cm" draw:marker-end="Arrowheads_20_27" draw:marker-end-width="0.152cm" draw:fill="solid" draw:textarea-horizontal-align="center" draw:textarea-vertical-align="middle" fo:padding-top="-0.025cm" fo:padding-bottom="-0.025cm" fo:padding-left="-0.025cm" fo:padding-right="-0.025cm"/>
    </style:style>
    <style:style style:name="gr5" style:family="graphic" style:parent-style-name="objectwithoutfill">
      <style:graphic-properties svg:stroke-color="#999999" draw:marker-end="" draw:fill="solid"/>
    </style:style>
    <style:style style:name="gr6" style:family="graphic" style:parent-style-name="objectwithoutfill">
      <style:graphic-properties svg:stroke-color="#999999" draw:marker-end="" draw:stroke-linejoin="round" svg:stroke-linecap="butt" draw:fill="solid"/>
    </style:style>
    <style:style style:name="gr7" style:family="graphic">
      <style:graphic-properties style:protect="position size"/>
    </style:style>
    <style:style style:name="gr8" style:family="graphic" style:parent-style-name="standard">
      <style:graphic-properties svg:stroke-width="0.02cm" svg:stroke-color="#5983b0" draw:marker-start-width="0.23cm" draw:marker-end-width="0.23cm" draw:fill-color="#b4c7dc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5cm" svg:stroke-color="#999999" draw:marker-start-width="0.229cm" draw:marker-end-width="0.229cm" draw:fill="solid" draw:fill-color="#cccccc" fo:padding-top="-0.025cm" fo:padding-bottom="-0.025cm" fo:padding-left="-0.025cm" fo:padding-right="-0.025cm"/>
    </style:style>
    <style:style style:name="gr10" style:family="graphic" style:parent-style-name="objectwithoutfill">
      <style:graphic-properties svg:stroke-width="0.025cm" svg:stroke-color="#999999" draw:marker-start="" draw:marker-start-width="0.229cm" draw:marker-end="" draw:marker-end-width="0.229cm" draw:fill="solid" draw:fill-color="#cccccc" fo:padding-top="-0.025cm" fo:padding-bottom="-0.025cm" fo:padding-left="-0.025cm" fo:padding-right="-0.025cm"/>
    </style:style>
    <style:style style:name="gr11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.569cm" fo:min-width="1.39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true" fo:min-height="0.797cm" fo:min-width="1.2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.797cm" fo:min-width="1.27cm"/>
      <style:paragraph-properties style:writing-mode="lr-tb"/>
    </style:style>
    <style:style style:name="gr14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style:protect="size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6" style:family="graphic" style:parent-style-name="standard">
      <style:graphic-properties svg:stroke-width="0.025cm" svg:stroke-color="#000000" draw:marker-start-width="0.237cm" draw:marker-end-width="0.237cm" draw:fill="solid" draw:fill-color="#000000" draw:textarea-horizontal-align="justify" draw:textarea-vertical-align="middle" draw:auto-grow-height="false" fo:min-height="0.009cm" fo:min-width="0.009cm" fo:padding-top="0.012cm" fo:padding-bottom="0.012cm" fo:padding-left="0.012cm" fo:padding-right="0.012cm"/>
    </style:style>
    <style:style style:name="gr17" style:family="graphic" style:parent-style-name="objectwithoutfill">
      <style:graphic-properties draw:stroke="dash" draw:stroke-dash="Dash" svg:stroke-width="0.025cm" svg:stroke-color="#000000" draw:marker-start-width="0.229cm" draw:marker-end="Arrowheads_20_28" draw:marker-end-width="0.152cm" svg:stroke-linecap="butt" draw:fill="solid" draw:textarea-horizontal-align="center" draw:textarea-vertical-align="middle" fo:padding-top="-0.025cm" fo:padding-bottom="-0.025cm" fo:padding-left="-0.025cm" fo:padding-right="-0.025cm"/>
    </style:style>
    <style:style style:name="gr18" style:family="graphic" style:parent-style-name="objectwithoutfill">
      <style:graphic-properties draw:stroke="dash" draw:stroke-dash="Dash" svg:stroke-width="0.025cm" svg:stroke-color="#000000" draw:marker-start-width="0.229cm" draw:marker-end="Arrowheads_20_29" draw:marker-end-width="0.152cm" svg:stroke-linecap="butt" draw:fill="solid" draw:textarea-horizontal-align="center" draw:textarea-vertical-align="middle" fo:padding-top="-0.025cm" fo:padding-bottom="-0.025cm" fo:padding-left="-0.025cm" fo:padding-right="-0.025cm"/>
    </style:style>
    <style:style style:name="gr19" style:family="graphic" style:parent-style-name="objectwithoutfill">
      <style:graphic-properties svg:stroke-width="0.025cm" svg:stroke-color="#000000" draw:marker-start-width="0.229cm" draw:marker-end="Arrowheads_20_31" draw:marker-end-width="0.152cm" draw:fill="solid" fo:padding-top="-0.025cm" fo:padding-bottom="-0.025cm" fo:padding-left="-0.025cm" fo:padding-right="-0.025cm"/>
    </style:style>
    <style:style style:name="gr20" style:family="graphic" style:parent-style-name="Object_20_with_20_no_20_fill_20_and_20_no_20_line">
      <style:graphic-properties draw:fill="none" draw:fill-color="#ffffff" draw:textarea-horizontal-align="center" draw:textarea-vertical-align="middle" draw:ole-draw-aspect="1" style:protect="size"/>
    </style:style>
    <style:style style:name="P1" style:family="paragraph">
      <loext:graphic-properties draw:fill-color="#f7f8fa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solid" draw:fill-color="#ffdbb6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b4c7dc"/>
      <style:paragraph-properties fo:text-align="center"/>
      <style:text-properties style:font-name="Linux Biolinum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Linux Biolinum" fo:font-size="10pt" style:font-size-asian="10pt" style:font-size-complex="10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style:font-name="Linux Biolinum"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style:font-name="Linux Biolinum" fo:font-size="10pt" style:font-size-asian="10pt" style:font-size-complex="10pt"/>
    </style:style>
    <style:style style:name="P13" style:family="paragraph">
      <loext:graphic-properties draw:fill="solid" draw:fill-color="#ffffff"/>
      <style:paragraph-properties fo:text-align="center"/>
      <style:text-properties style:font-name="Linux Biolinum"/>
    </style:style>
    <style:style style:name="P14" style:family="paragraph">
      <style:paragraph-properties fo:text-align="center"/>
      <style:text-properties style:font-name="Linux Biolinum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Linux Biolinum"/>
    </style:style>
    <style:style style:name="T1" style:family="text">
      <style:text-properties style:font-name="Linux Biolinum" fo:font-size="10pt" style:font-size-asian="10pt" style:font-size-complex="10pt"/>
    </style:style>
    <style:style style:name="T2" style:family="text">
      <style:text-properties style:text-position="33% 58%" style:font-name="Linux Biolinum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113cm" svg:height="3.556cm" svg:x="3.991cm" svg:y="2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9.906cm" svg:y="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508cm" svg:x="10.508cm" svg:y="2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4" draw:layer="layout" svg:width="2.158cm" svg:height="0.773cm" svg:x="8.382cm" svg:y="2.909cm" svg:viewBox="0 0 2159 774" svg:d="M0 774c254-635 795-826 2159-762">
          <text:p/>
        </draw:path>
        <draw:line draw:style-name="gr5" draw:text-style-name="P4" draw:layer="layout" svg:x1="13.843cm" svg:y1="3.683cm" svg:x2="14.605cm" svg:y2="3.683cm">
          <text:p/>
        </draw:line>
        <draw:line draw:style-name="gr6" draw:text-style-name="P4" draw:layer="layout" svg:x1="12.827cm" svg:y1="3.683cm" svg:x2="13.589cm" svg:y2="3.683cm">
          <text:p/>
        </draw:line>
        <draw:line draw:style-name="gr5" draw:text-style-name="P4" draw:layer="layout" svg:x1="8.001cm" svg:y1="3.683cm" svg:x2="8.763cm" svg:y2="3.683cm">
          <text:p/>
        </draw:line>
        <draw:g draw:style-name="gr7">
          <draw:custom-shape draw:style-name="gr8" draw:text-style-name="P5" draw:layer="layout" svg:width="0.253cm" svg:height="0.254cm" svg:x="6.731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6.984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3cm" svg:height="0.254cm" svg:x="7.239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7.492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3cm" svg:height="0.254cm" svg:x="7.747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8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3cm" svg:height="0.254cm" svg:x="8.255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8.508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7">
          <draw:custom-shape draw:style-name="gr8" draw:text-style-name="P5" draw:layer="layout" svg:width="0.253cm" svg:height="0.254cm" svg:x="11.557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11.81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3cm" svg:height="0.254cm" svg:x="12.065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12.318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3cm" svg:height="0.254cm" svg:x="12.573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12.826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3cm" svg:height="0.254cm" svg:x="13.081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13.334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gon draw:style-name="gr9" draw:text-style-name="P6" draw:layer="layout" svg:width="2.334cm" svg:height="1.436cm" draw:transform="rotate (0.785398163397448) translate (11.557cm 4.953cm)" svg:viewBox="0 0 2335 1437" draw:points="0,0 1796,0 2335,539 1437,1437">
          <text:p/>
        </draw:polygon>
        <draw:polygon draw:style-name="gr9" draw:text-style-name="P6" draw:layer="layout" svg:width="2.693cm" svg:height="1.795cm" draw:transform="rotate (-0.785398163397449) translate (14.478cm 3.048cm)" svg:viewBox="0 0 2694 1796" draw:points="2694,0 539,359 0,898 898,1796">
          <text:p/>
        </draw:polygon>
        <draw:g draw:style-name="gr7">
          <draw:custom-shape draw:style-name="gr8" draw:text-style-name="P5" draw:layer="layout" svg:width="0.253cm" svg:height="0.254cm" svg:x="13.843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14.096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3cm" svg:height="0.254cm" svg:x="14.351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14.604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3cm" svg:height="0.254cm" svg:x="14.859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15.112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15.366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15.621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15.874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16.128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gon draw:style-name="gr10" draw:text-style-name="P6" draw:layer="layout" svg:width="2.334cm" svg:height="1.436cm" draw:transform="rotate (0.785398163397448) translate (6.731cm 4.953cm)" svg:viewBox="0 0 2335 1437" draw:points="0,0 1796,0 2335,539 1437,1437">
          <text:p/>
        </draw:polygon>
        <draw:frame draw:style-name="gr11" draw:text-style-name="P8" draw:layer="layout" svg:width="1.397cm" svg:height="0.569cm" svg:x="7.366cm" svg:y="4.13cm">
          <draw:text-box>
            <text:p text:style-name="P7"><text:span text:style-name="T1">Encoder</text:span></text:p>
          </draw:text-box>
        </draw:frame>
        <draw:frame draw:style-name="gr12" draw:text-style-name="P10" draw:layer="layout" svg:width="1.27cm" svg:height="0.797cm" svg:x="12.192cm" svg:y="4.016cm">
          <draw:text-box>
            <text:p text:style-name="P9"><text:span text:style-name="T1">1</text:span><text:span text:style-name="T2">st</text:span></text:p>
            <text:p text:style-name="P9"><text:span text:style-name="T1">Decoder</text:span></text:p>
          </draw:text-box>
        </draw:frame>
        <draw:frame draw:style-name="gr13" draw:text-style-name="P12" draw:layer="layout" svg:width="1.27cm" svg:height="0.797cm" svg:x="13.97cm" svg:y="4.016cm">
          <draw:text-box>
            <text:p text:style-name="P11"><text:span text:style-name="T1">2</text:span><text:span text:style-name="T2">nd</text:span></text:p>
            <text:p text:style-name="P11"><text:span text:style-name="T1">Decoder</text:span></text:p>
          </draw:text-box>
        </draw:frame>
        <draw:frame draw:style-name="gr14" draw:text-style-name="P13" draw:layer="layout" svg:width="0.166cm" svg:height="0.351cm" svg:x="11.684cm" svg:y="2.92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5" draw:text-style-name="P14" draw:layer="layout" svg:width="0.734cm" svg:height="0.412cm" svg:x="9.144cm" svg:y="3.017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custom-shape draw:style-name="gr16" draw:text-style-name="P15" draw:layer="layout" svg:width="0.047cm" svg:height="0.047cm" svg:x="10.774cm" svg:y="2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4" draw:layer="layout" svg:width="1.181cm" svg:height="0.878cm" svg:x="12.026cm" svg:y="2.804cm" svg:viewBox="0 0 1182 879" svg:d="M0 0c801 122 801 117 1182 879">
          <text:p/>
        </draw:path>
        <draw:path draw:style-name="gr18" draw:text-style-name="P4" draw:layer="layout" svg:width="3.402cm" svg:height="0.893cm" svg:x="10.821cm" svg:y="2.789cm" svg:viewBox="0 0 3403 894" svg:d="M0 0c2133 5 3022 5 3403 894">
          <text:p/>
        </draw:path>
        <draw:line draw:style-name="gr19" draw:text-style-name="P4" draw:layer="layout" svg:x1="14.605cm" svg:y1="5.588cm" svg:x2="15.621cm" svg:y2="5.588cm">
          <text:p/>
        </draw:line>
        <draw:frame draw:style-name="gr20" draw:text-style-name="P16" draw:layer="layout" svg:width="0.967cm" svg:height="0.382cm" svg:x="10.287cm" svg:y="3.429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19" draw:text-style-name="P4" draw:layer="layout" svg:x1="7.239cm" svg:y1="5.588cm" svg:x2="8.255cm" svg:y2="5.588cm">
          <text:p/>
        </draw:line>
        <draw:line draw:style-name="gr19" draw:text-style-name="P4" draw:layer="layout" svg:x1="13.208cm" svg:y1="5.588cm" svg:x2="12.192cm" svg:y2="5.5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Biolinum" svg:font-family="'Linux Biolinum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1131 1580" svg:d="M1013 1491l118 89-567-1580-564 1580 114-85 136-68 148-46 161-17 161 13 153 46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76cm" svg:stroke-color="#808080" draw:marker-start-width="0.305cm" draw:marker-end="Arrow_20_short" draw:marker-end-width="0.10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G </meta:initial-creator>
    <meta:creation-date>2020-02-21T09:04:58.061000000</meta:creation-date>
    <dc:date>2023-06-26T12:56:44.965000000</dc:date>
    <meta:editing-duration>P1DT9H2M52S</meta:editing-duration>
    <meta:editing-cycles>256</meta:editing-cycles>
    <meta:generator>LibreOffice/7.4.7.2$Windows_X86_64 LibreOffice_project/723314e595e8007d3cf785c16538505a1c878ca5</meta:generator>
    <meta:document-statistic meta:object-count="51"/>
  </office:meta>
</office:document-meta>
</file>

<file path=Object 1/content.xml><?xml version="1.0" encoding="utf-8"?>
<math xmlns="http://www.w3.org/1998/Math/MathML" display="block">
  <semantics>
    <mstyle mathvariant="bold">
      <mi>z</mi>
    </mstyle>
    <annotation encoding="StarMath 5.0">{bold z}</annotation>
  </semantics>
</math>
</file>

<file path=Object 39/content.xml><?xml version="1.0" encoding="utf-8"?>
<math xmlns="http://www.w3.org/1998/Math/MathML" display="block">
  <semantics>
    <mrow>
      <mtext>N</mtext>
      <mrow>
        <mo fence="true" form="prefix" stretchy="false">(</mo>
        <mrow>
          <mrow>
            <mn>0</mn>
            <mi>,</mi>
            <mstyle mathvariant="bold">
              <mtext>I</mtext>
            </mstyle>
          </mrow>
        </mrow>
        <mo fence="true" form="postfix" stretchy="false">)</mo>
      </mrow>
    </mrow>
    <annotation encoding="StarMath 5.0">"N"(0,{bold "I"})</annotation>
  </semantics>
</math>
</file>

<file path=Object 46/content.xml><?xml version="1.0" encoding="utf-8"?>
<math xmlns="http://www.w3.org/1998/Math/MathML" display="block">
  <semantics>
    <mrow>
      <mstyle mathvariant="bold">
        <mi>μ</mi>
      </mstyle>
      <mi>,</mi>
      <mstyle mathvariant="bold">
        <msup>
          <mi>σ</mi>
          <mn>2</mn>
        </msup>
      </mstyle>
    </mrow>
    <annotation encoding="StarMath 5.0">bold{%mu}, bold{%sigma}^2</annotation>
  </semantics>
</math>
</file>